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1458in" style:rel-column-width="43126*"/>
    </style:style>
    <style:style style:name="Rollen.B" style:family="table-column">
      <style:table-column-properties style:column-width="0.5313in" style:rel-column-width="5526*"/>
    </style:style>
    <style:style style:name="Rollen.C" style:family="table-column">
      <style:table-column-properties style:column-width="0.4431in" style:rel-column-width="4608*"/>
    </style:style>
    <style:style style:name="Rollen.D" style:family="table-column">
      <style:table-column-properties style:column-width="0.4in" style:rel-column-width="4160*"/>
    </style:style>
    <style:style style:name="Rollen.E" style:family="table-column">
      <style:table-column-properties style:column-width="0.3903in" style:rel-column-width="4059*"/>
    </style:style>
    <style:style style:name="Rollen.F" style:family="table-column">
      <style:table-column-properties style:column-width="0.3896in" style:rel-column-width="4056*"/>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F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F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none" fo:border-top="none" fo:border-bottom="0.05pt solid #000000">
        <style:background-image/>
      </style:table-cell-properties>
    </style:style>
    <style:style style:name="Rollen.F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none" fo:border-top="none" fo:border-bottom="0.05pt solid #000000">
        <style:background-image/>
      </style:table-cell-properties>
    </style:style>
    <style:style style:name="Rollen.F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none" fo:border-top="none" fo:border-bottom="0.05pt solid #000000">
        <style:background-image/>
      </style:table-cell-properties>
    </style:style>
    <style:style style:name="Rollen.F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none" fo:border-top="none" fo:border-bottom="0.05pt solid #000000">
        <style:background-image/>
      </style:table-cell-properties>
    </style:style>
    <style:style style:name="Rollen.F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none" fo:border-top="none" fo:border-bottom="0.05pt solid #000000">
        <style:background-image/>
      </style:table-cell-properties>
    </style:style>
    <style:style style:name="Rollen.F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2" style:family="table-cell">
      <style:table-cell-properties style:vertical-align="middle" fo:background-color="#ffffff" fo:padding="0in" fo:border-left="none" fo:border-right="none" fo:border-top="none" fo:border-bottom="0.05pt solid #000000">
        <style:background-image/>
      </style:table-cell-properties>
    </style:style>
    <style:style style:name="Rollen.C12" style:family="table-cell">
      <style:table-cell-properties style:vertical-align="middle" fo:background-color="#ffffff" fo:padding="0in" fo:border-left="none" fo:border-right="none" fo:border-top="none" fo:border-bottom="0.05pt solid #000000">
        <style:background-image/>
      </style:table-cell-properties>
    </style:style>
    <style:style style:name="Rollen.D12" style:family="table-cell">
      <style:table-cell-properties style:vertical-align="middle" fo:background-color="#ffffff" fo:padding="0in" fo:border-left="none" fo:border-right="none" fo:border-top="none" fo:border-bottom="0.05pt solid #000000">
        <style:background-image/>
      </style:table-cell-properties>
    </style:style>
    <style:style style:name="Rollen.E12" style:family="table-cell">
      <style:table-cell-properties style:vertical-align="middle" fo:background-color="#ffffff" fo:padding="0in" fo:border-left="none" fo:border-right="none" fo:border-top="none" fo:border-bottom="0.05pt solid #000000">
        <style:background-image/>
      </style:table-cell-properties>
    </style:style>
    <style:style style:name="Rollen.F12"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
      <style:paragraph-properties fo:margin-top="0.028in" fo:margin-bottom="0.028in"/>
    </style:style>
    <style:style style:name="P2" style:family="paragraph" style:parent-style-name="Table">
      <style:paragraph-properties fo:margin-top="0.028in" fo:margin-bottom="0.028in"/>
      <style:text-properties style:use-window-font-color="true" fo:font-weight="bold" style:font-weight-asian="bold"/>
    </style:style>
    <style:style style:name="P3" style:family="paragraph" style:parent-style-name="Table">
      <style:paragraph-properties fo:margin-top="0.028in" fo:margin-bottom="0.028in"/>
      <style:text-properties fo:font-weight="bold" style:font-weight-asian="bold"/>
    </style:style>
    <style:style style:name="P4" style:family="paragraph" style:parent-style-name="Table">
      <style:paragraph-properties fo:margin-top="0.028in" fo:margin-bottom="0.028in" fo:text-align="center" style:justify-single-word="false"/>
      <style:text-properties fo:font-weight="bold" style:font-weight-asian="bold"/>
    </style:style>
    <style:style style:name="P5" style:family="paragraph" style:parent-style-name="Tabellenkopf">
      <style:paragraph-properties fo:margin-top="0.028in" fo:margin-bottom="0.028in"/>
    </style:style>
    <style:style style:name="P6" style:family="paragraph" style:parent-style-name="Standard">
      <style:paragraph-properties fo:margin-top="0in" fo:margin-bottom="0.1528in" fo:orphans="2" fo:widows="2" style:writing-mode="lr-tb"/>
    </style:style>
    <style:style style:name="P7" style:family="paragraph" style:parent-style-name="Standard">
      <style:paragraph-properties fo:margin-top="0in" fo:margin-bottom="0.1528in" style:snap-to-layout-grid="false"/>
    </style:style>
    <style:style style:name="P8"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9"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0"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1" style:family="paragraph" style:parent-style-name="Table_20_Contents">
      <style:paragraph-properties fo:text-align="center"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style:tab-stops>
          <style:tab-stop style:position="6.2929in" style:type="right" style:leader-style="dotted" style:leader-text="."/>
        </style:tab-stops>
      </style:paragraph-properties>
    </style:style>
    <style:style style:name="P14" style:family="paragraph" style:parent-style-name="Standard">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7"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Contents_20_1">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Standard" style:list-style-name="WW8Num3"/>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Text_20_body" style:list-style-name="L1"/>
    <style:style style:name="P30" style:family="paragraph" style:parent-style-name="Text_20_body" style:list-style-name="L4"/>
    <style:style style:name="P31" style:family="paragraph" style:parent-style-name="Heading_20_1">
      <style:paragraph-properties fo:break-before="page"/>
    </style:style>
    <style:style style:name="P32"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3" style:family="paragraph" style:parent-style-name="Überschrift_20_1_20_ohne" style:master-page-name="Konvert_20_1">
      <style:paragraph-properties style:page-number="auto"/>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6"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7"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Ubuntu" fo:font-size="8pt" fo:letter-spacing="normal" fo:language="de" fo:country="DE" fo:font-style="italic"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Ubuntu" fo:font-size="10pt" fo:language="de" fo:country="DE" style:language-asian="zh" style:country-asian="CN" style:language-complex="hi" style:country-complex="IN"/>
    </style:style>
    <style:style style:name="T10"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9">Projektauftrag</text:p>
      <text:p text:style-name="Dokumenttitel"/>
      <text:p text:style-name="Dokumenttitel"><text:title>Naturvielfalt.ch</text:title></text:p>
      <text:p text:style-name="P12"/>
      <text:p text:style-name="P12">Version 0.4</text:p>
      <text:p text:style-name="P12"/>
      <text:p text:style-name="P33"><text:bookmark-start text:name="__RefHeading__1_1785590523"/><text:bookmark-start text:name="__RefHeading__6_1272517808"/>Historie der Dokumentversionen<text:bookmark-end text:name="__RefHeading__1_1785590523"/><text:bookmark-end text:name="__RefHeading__6_1272517808"/></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Version</text:p>
          </table:table-cell>
          <table:table-cell table:style-name="Tabelle1.A1" office:value-type="string">
            <text:p text:style-name="P5">Datum</text:p>
          </table:table-cell>
          <table:table-cell table:style-name="Tabelle1.A1" office:value-type="string">
            <text:p text:style-name="P5">Autor</text:p>
          </table:table-cell>
          <table:table-cell table:style-name="Tabelle1.D1" office:value-type="string">
            <text:p text:style-name="P5">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row table:style-name="Tabelle1.1">
          <table:table-cell table:style-name="Tabelle1.A5" office:value-type="string">
            <text:p text:style-name="Table_20_Contents">0.3</text:p>
          </table:table-cell>
          <table:table-cell table:style-name="Tabelle1.B5" office:value-type="string">
            <text:p text:style-name="Table_20_Contents">20.06.2012</text:p>
          </table:table-cell>
          <table:table-cell table:style-name="Tabelle1.C5" office:value-type="string">
            <text:p text:style-name="Table_20_Contents">Schneider Reto</text:p>
          </table:table-cell>
          <table:table-cell table:style-name="Tabelle1.D5" office:value-type="string">
            <text:p text:style-name="Table_20_Contents">Feedback</text:p>
          </table:table-cell>
        </table:table-row>
        <table:table-row table:style-name="Tabelle1.1">
          <table:table-cell table:style-name="Tabelle1.A5" office:value-type="string">
            <text:p text:style-name="Table_20_Contents">0.4</text:p>
          </table:table-cell>
          <table:table-cell table:style-name="Tabelle1.B5" office:value-type="string">
            <text:p text:style-name="Table_20_Contents">26.06.2012</text:p>
          </table:table-cell>
          <table:table-cell table:style-name="Tabelle1.C5" office:value-type="string">
            <text:p text:style-name="Table_20_Contents">Schaller Roman</text:p>
          </table:table-cell>
          <table:table-cell table:style-name="Tabelle1.D5" office:value-type="string">
            <text:p text:style-name="Table_20_Contents">Feedback verarbeitet</text:p>
          </table:table-cell>
        </table:table-row>
      </table:table>
      <text:p text:style-name="Standard"/>
      <text:p text:style-name="Überschrift_20_1_20_ohne"><text:bookmark-start text:name="__RefHeading__3_1785590523"/><text:bookmark-start text:name="__RefHeading__8_1272517808"/>Inhaltsverzeichnis<text:bookmark-end text:name="__RefHeading__3_1785590523"/><text:bookmark-end text:name="__RefHeading__8_1272517808"/></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20"><text:a xlink:type="simple" xlink:href="#__RefHeading__1_1785590523" text:style-name="Index_20_Link" text:visited-style-name="Index_20_Link"><text:s/>Historie der Dokumentversionen<text:tab/>2</text:a></text:p>
          <text:p text:style-name="P20"><text:a xlink:type="simple" xlink:href="#__RefHeading__3_1785590523" text:style-name="Index_20_Link" text:visited-style-name="Index_20_Link"><text:s/>Inhaltsverzeichnis<text:tab/>2</text:a></text:p>
          <text:p text:style-name="P20"><text:a xlink:type="simple" xlink:href="#__RefHeading__5_1785590523" text:style-name="Index_20_Link" text:visited-style-name="Index_20_Link">1 Einleitung<text:tab/>3</text:a></text:p>
          <text:p text:style-name="P21"><text:a xlink:type="simple" xlink:href="#__RefHeading__1583_370389072" text:style-name="Index_20_Link" text:visited-style-name="Index_20_Link">1.1 Allgemeines <text:tab/>3</text:a></text:p>
          <text:p text:style-name="P21"><text:a xlink:type="simple" xlink:href="#__RefHeading__1585_370389072" text:style-name="Index_20_Link" text:visited-style-name="Index_20_Link">1.2 Projektstammdaten<text:tab/>3</text:a></text:p>
          <text:p text:style-name="P21"><text:a xlink:type="simple" xlink:href="#__RefHeading__1587_370389072" text:style-name="Index_20_Link" text:visited-style-name="Index_20_Link">1.3 Reviewvermerke und Meeting-Protokolle <text:tab/>4</text:a></text:p>
          <text:p text:style-name="P20"><text:a xlink:type="simple" xlink:href="#__RefHeading__7_1785590523" text:style-name="Index_20_Link" text:visited-style-name="Index_20_Link">2 Details Projektauftrag<text:tab/>5</text:a></text:p>
          <text:p text:style-name="P21"><text:a xlink:type="simple" xlink:href="#__RefHeading__1589_370389072" text:style-name="Index_20_Link" text:visited-style-name="Index_20_Link">2.1 Ziele des Projekts<text:tab/>5</text:a></text:p>
          <text:p text:style-name="P21"><text:a xlink:type="simple" xlink:href="#__RefHeading__1591_370389072" text:style-name="Index_20_Link" text:visited-style-name="Index_20_Link">2.2 Aufgabenstellung<text:tab/>6</text:a></text:p>
          <text:p text:style-name="P21"><text:a xlink:type="simple" xlink:href="#__RefHeading__1593_370389072" text:style-name="Index_20_Link" text:visited-style-name="Index_20_Link">2.3 Rahmenbedingungen, kritische Erfolgsfaktoren<text:tab/>7</text:a></text:p>
          <text:p text:style-name="P21"><text:a xlink:type="simple" xlink:href="#__RefHeading__1595_370389072" text:style-name="Index_20_Link" text:visited-style-name="Index_20_Link">2.4 Ressourcen<text:tab/>7</text:a></text:p>
          <text:p text:style-name="P21"><text:a xlink:type="simple" xlink:href="#__RefHeading__1597_370389072" text:style-name="Index_20_Link" text:visited-style-name="Index_20_Link">2.5 Budget<text:tab/>7</text:a></text:p>
          <text:p text:style-name="P21"><text:a xlink:type="simple" xlink:href="#__RefHeading__1599_370389072" text:style-name="Index_20_Link" text:visited-style-name="Index_20_Link">2.6 Übersicht der Meilensteine<text:tab/>8</text:a></text:p>
          <text:p text:style-name="P21"><text:a xlink:type="simple" xlink:href="#__RefHeading__1601_370389072" text:style-name="Index_20_Link" text:visited-style-name="Index_20_Link">2.7 Bemerkungen<text:tab/>9</text:a></text:p>
          <text:p text:style-name="P21"><text:a xlink:type="simple" xlink:href="#__RefHeading__1603_370389072" text:style-name="Index_20_Link" text:visited-style-name="Index_20_Link">2.8 Freigabe / Projektentscheid <text:tab/>9</text:a></text:p>
          <text:p text:style-name="P20"><text:a xlink:type="simple" xlink:href="#__RefHeading__9_1785590523" text:style-name="Index_20_Link" text:visited-style-name="Index_20_Link">3 Anhang / Ressourcen<text:tab/>11</text:a></text:p>
        </text:index-body>
      </text:table-of-content>
      <text:section text:style-name="Sect2" text:name="Bereich2">
        <text:p text:style-name="P13"/>
        <text:h text:style-name="P31" text:outline-level="1"><text:bookmark-start text:name="__RefHeading__5_1785590523"/><text:bookmark-start text:name="__RefHeading__10_1272517808"/>Einleitung<text:bookmark-end text:name="__RefHeading__5_1785590523"/><text:bookmark-end text:name="__RefHeading__10_1272517808"/></text:h>
        <text:h text:style-name="Heading_20_2" text:outline-level="2"><text:bookmark-start text:name="__RefHeading__1583_370389072"/>Allgemeines <text:bookmark-end text:name="__RefHeading__1583_370389072"/></text:h>
        <text:h text:style-name="Heading_20_3" text:outline-level="3">Zweck und Ziel dieses Dokuments</text:h>
        <text:p text:style-name="Standard">Dieses Dokument beschreibt die Rahmenbedingungen für und Anforderungen an das Projekt naturvielfalt.ch. Es dient… </text:p>
        <text:list xml:id="list888725560" text:style-name="WW8Num3">
          <text:list-item>
            <text:p text:style-name="P22">zur Definition des Projektziels und </text:p>
          </text:list-item>
          <text:list-item>
            <text:p text:style-name="P22">des groben Projektverlaufs; <text:s/></text:p>
          </text:list-item>
          <text:list-item>
            <text:p text:style-name="P22">der Findung aller beteiligten Personen und Institutionen sowie der benötigten Ressourcen</text:p>
          </text:list-item>
          <text:list-item>
            <text:p text:style-name="P22">Kommunikation der Ziele und Meilensteine an alle Beteiligten insbesondere Albert von Felten und den Zivildienstleistenden.</text:p>
          </text:list-item>
        </text:list>
        <text:h text:style-name="Heading_20_3" text:outline-level="3">Abkürzungen und Begriffe</text:h>
        <text:p text:style-name="Standard">Viele Abkürzungen lassen sich hier finden: <text:a xlink:type="simple" xlink:href="http://www.naturwerk.info/wiki/naturvielfalt:glossar">http://www.naturwerk.info/wiki/naturvielfalt:glossar</text:a>.</text:p>
        <text:h text:style-name="Heading_20_4" text:outline-level="4">Datenzenter</text:h>
        <text:p text:style-name="Text_20_body">In einigen Kapiteln ist von Datenzentern die Rede. Dies sind eidgenössische Organisationen, die Verzeichnisse und Bestände der Organismen in der Schweiz führen. Hier ist eine Auflistung dieser Datenzentren der Schweiz:</text:p>
        <text:list xml:id="list4403611622" text:style-name="L1">
          <text:list-item>
            <text:p text:style-name="P29">Vogelwarte - <text:a xlink:type="simple" xlink:href="http://www.vogelwarte.ch/">www.vogelwarte.ch</text:a></text:p>
          </text:list-item>
          <text:list-item>
            <text:p text:style-name="P29">CSCF (Centre Suisse de cartographie de la fauna) – <text:a xlink:type="simple" xlink:href="http://www.cscf.ch/">www.cscf.</text:a><text:a xlink:type="simple" xlink:href="http://www.cscf.ch/">ch</text:a></text:p>
          </text:list-item>
          <text:list-item>
            <text:p text:style-name="P29">Stiftung Fledermausschutz – <text:a xlink:type="simple" xlink:href="http://www.fledermausschutz.ch/">www.fledermausschutz.ch</text:a>)</text:p>
          </text:list-item>
          <text:list-item>
            <text:p text:style-name="P29">ZDSF (Zentrum des Datenverbundnetzes des Schweizer Flora) – <text:a xlink:type="simple" xlink:href="http://www.crsf.ch/">www.crsf.ch</text:a></text:p>
          </text:list-item>
          <text:list-item>
            <text:p text:style-name="P29">WSL (Eidgenössische Forschungsanstalt für Wald, Schnee und Landschaft) – <text:a xlink:type="simple" xlink:href="http://www.wsl.ch/">www.wsl.ch</text:a></text:p>
          </text:list-item>
          <text:list-item>
            <text:p text:style-name="P29">NISM (National Inventory of Swiss Bryophytes) – www.nism.uzh.ch</text:p>
          </text:list-item>
        </text:list>
        <text:h text:style-name="Heading_20_2" text:outline-level="2"><text:bookmark-start text:name="__RefHeading__1585_370389072"/>Projektstammdaten<text:bookmark-end text:name="__RefHeading__1585_370389072"/></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5">Rolle / Rollen</text:p>
            </table:table-cell>
            <table:table-cell table:style-name="Tabelle2.A1" office:value-type="string">
              <text:p text:style-name="P5">Name</text:p>
            </table:table-cell>
            <table:table-cell table:style-name="Tabelle2.A1" office:value-type="string">
              <text:p text:style-name="P5">Begin</text:p>
              <text:p text:style-name="P5">Ende</text:p>
            </table:table-cell>
            <table:table-cell table:style-name="Tabelle2.A1" office:value-type="string">
              <text:p text:style-name="P5">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ext:soft-page-break/>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Standard"/>
        <text:h text:style-name="Heading_20_2" text:outline-level="2"><text:bookmark-start text:name="__RefHeading__1587_370389072"/>Reviewvermerke und Meeting-Protokolle <text:bookmark-end text:name="__RefHeading__1587_370389072"/></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1" text:outline-level="1"><text:bookmark-start text:name="__RefHeading__7_1785590523"/><text:bookmark-start text:name="__RefHeading__12_1272517808"/>Details Projektauftrag<office:annotation><dc:creator>Reto Schneider</dc:creator><dc:date>2012-06-20T10:09:52</dc:date><text:p text:style-name="P34"><text:span text:style-name="T7">Motivationsschreiben von Albert einbauen?</text:span></text:p></office:annotation><text:bookmark-end text:name="__RefHeading__7_1785590523"/><text:bookmark-end text:name="__RefHeading__12_1272517808"/></text:h>
        <text:h text:style-name="Heading_20_2" text:outline-level="2">Motivation</text:h>
        <text:p text:style-name="Standard">Albert von Felten hat folgenden Text als seine Motivation für dieses Projekt verfasst:</text:p>
        <text:p text:style-name="Standard">Ich Albert von Felten gelernter Landwirt und Vorarbeiter Garten Landschaftbau beschäftige mich schon seit ich 13 Jahre alt bin mit der Artenvielfalt in meiner unmittelbaren Umgebung. Die erste Artengruppe die mich am meisten faszinierte waren die Vögel. So besuchte ich schon bald einen Jugendornithologie Kurs vom lokalen Natur- und Vogelschutzverein. Mit der Zeit entstand auch das Interesse weitere Artengruppen kennenzulernen wie z.B. Pflanzen, Heuschrecken und Schmetterlinge. Das neue Hobby „Arten zu bestimmen und zu beobachten“ brachte mit sich, dass ich auf hunderten von Exkursionen, Wanderungen und Ferienzielen immer alles aufgeschrieben habe, was ich wann wo und in welcher Anzahl gesehen habe. Ebenfalls fotografierte ich viele dieser Arten. Ich gehörte nie zu denen, die nur ein Beobachtungsbuch geführt hatten, sondern ich schrieb es auf irgendein Papier das ich gerade zur Hand hatte. Diese Notizen stapelten sich überall in meinem Zimmer da ich es mir sehr schwer getan habe, diese „wertvollen Inventare“ einfach wegzuwerfen. Als ich dann von zu Hause weggezogen bin landeten diese Daten wie bei so vielen anderen Freunden von mir doch noch auf dem Müll. Eigentlich doch schade!</text:p>
        <text:p text:style-name="Standard">Heute noch gut 25 Jahre später notiere ich oder fotografiere ich während der praktischen Natuerschutzarbeit immer noch diverse Arten. Ebenfalls notieren hunderte von Wanderer, Naturfotografen, Ornithologen, Entomologen Artenkenner und Ehrenamtliche in den Naturschutzvereinen die Vielfalt unserer Landschaft. Leider kommen nur die wenigsten Daten jemals jemand anders zu Gesicht und verstauben miest in den eigenen Schubladen, Ordnern oder irgenwo auf einem Rechner und sind dem praktischen Naturschutz nicht so einfach zugänglich.</text:p>
        <text:p text:style-name="Standard"><text:span text:style-name="T4">Situation Heute:</text:span><text:line-break/>Heute werden viele Daten über das Vorkommen einzelner Arten von anerkannten Institutionen gesammelt wie sie unter <text:a xlink:type="simple" xlink:href="http://www.natportal.ch/">www.natportal.ch</text:a> zu finden sind. Leider sind die verschiedenen Artengruppen völlig voneinander getrennt und man müsste wenn man alle Arten eingeben will auf 8 verschiedenen Plattformen seine Beobachtungen melden. Weiter kommt hinzu, dass bei den meisten Plattformen die Daten „nur“ abgegeben werden und man seine eigenen Daten nicht mehr hat. Ebenfalls kann man nur sehr beschränkt Bildmaterial, Dokumente, Audios und Videos mitspeichern.</text:p>
        <text:h text:style-name="Heading_20_2" text:outline-level="2"><text:bookmark-start text:name="__RefHeading__1589_370389072"/>Ziele des Projekts<text:bookmark-end text:name="__RefHeading__1589_370389072"/></text:h>
        <text:h text:style-name="Heading_20_3" text:outline-level="3">Übersicht Projektziele</text:h>
        <text:list xml:id="list4862714661" text:style-name="L2">
          <text:list-item>
            <text:p text:style-name="P23">Hauptziel: Erstellung einer Internetplatform, bei der jedermann Arten-Beobachtungen erfassen und wieder anschauen kann.</text:p>
          </text:list-item>
          <text:list-item>
            <text:p text:style-name="P23">Nebenziel 1: Die Beobachtungen können unter den Nutzern geteilt werden.</text:p>
          </text:list-item>
          <text:list-item>
            <text:p text:style-name="P23">Nebenziel 2: Laien können eine ansprechende Artendatenbank durchsuchen.</text:p>
          </text:list-item>
          <text:list-item>
            <text:p text:style-name="P23">Nebenziel 3: Beobachtungen können direkt an Datenzentren wie dem CRSF verschickt werden.</text:p>
          </text:list-item>
          <text:list-item>
            <text:p text:style-name="P23">Nebenziel 4: Laien können Aufnahmen von Arten in das Portal stellen, damit Experten später die Bestimmung vornehmen können.</text:p>
          </text:list-item>
        </text:list>
        <text:h text:style-name="Heading_20_3" text:outline-level="3"><text:soft-page-break/>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1">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1">Nutzen für Benutzer:<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1">Nutzen für Datenzentren:</text:span><text:line-break/>Mehr Beobachtungsmaterial durch einfachere und schnellere Erfassung.</text:p>
        <text:p text:style-name="Text_20_body"><text:span text:style-name="T1">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pan text:style-name="T1">Nutzen für Naturwerk:</text:span><text:span text:style-name="T2"><text:line-break/>Mehr </text:span><text:span text:style-name="T2"><office:annotation><dc:creator>Reto Schneider</dc:creator><dc:date>2012-06-20T10:11:17</dc:date><text:p text:style-name="P34"><text:span text:style-name="T10">Sprichst du hier bewusst von Kunden und nicht von Benutzern? Falls ja: im Glossar definieren</text:span></text:p></office:annotation></text:span><text:span text:style-name="T2"><office:annotation><dc:creator>zivi </dc:creator><dc:date>2012-06-21T08:16:45</dc:date><text:p text:style-name="P34"><text:span text:style-name="T8">Reply to Reto Schneider (06/20/2012, 10:11): "..."</text:span></text:p><text:p><text:span text:style-name="T9">Das Wort Benutzer scheint mir aussagekräftiger.</text:span></text:p></office:annotation></text:span><text:span text:style-name="T2">Kunden durch niedrigere Einstiegshürde.</text:span></text:p>
        <text:p text:style-name="Text_20_body"><text:span text:style-name="T1">Nutzen für Benutzer:<text:line-break/></text:span><text:span text:style-name="T2">Neue Benutzer können schnell mitarbeiten. Erfahrene Benutzer können ihr Wissen weitergeben.</text:span></text:p>
        <text:h text:style-name="Heading_20_3" text:outline-level="3">Kennzahlen zur Zielerreichung</text:h>
        <text:list xml:id="list8887255601" text:style-name="L3">
          <text:list-item>
            <text:p text:style-name="P24">Hauptziel: 200 registrierte Benutzer <office:annotation><dc:creator>Reto Schneider</dc:creator><dc:date>2012-06-20T10:11:50</dc:date><text:p text:style-name="P34"><text:span text:style-name="T7">Müsste etwas genauer definiert sein.</text:span></text:p></office:annotation>ein Jahr nach dem Go-Live</text:p>
          </text:list-item>
          <text:list-item>
            <text:p text:style-name="P24">Hauptziel: 500 registrierte Benutzer zwei Jahre nach dem Go-Live</text:p>
          </text:list-item>
          <text:list-item>
            <text:p text:style-name="P24">Nebenziel 1: Zusammenarbeit mit mind. 3 der 6 Datenzentren<office:annotation><dc:creator>Reto Schneider</dc:creator><dc:date>2012-06-20T10:12:10</dc:date><text:p text:style-name="P34"><text:span text:style-name="T7">Diese Datenzenter irgendwo aufzählen?</text:span></text:p></office:annotation><office:annotation><dc:creator>zivi </dc:creator><dc:date>2012-06-21T08:18:11</dc:date><text:p text:style-name="P34"><text:span text:style-name="T8">Reply to Reto Schneider (06/20/2012, 10:12): "..."</text:span></text:p><text:p><text:span text:style-name="T9">Unter „Abkürzungen und Begriffe“ aufgezählt. Sind aber nur 6 :-)</text:span></text:p></office:annotation></text:p>
          </text:list-item>
          <text:list-item>
            <text:p text:style-name="P24">Nebenziel 2: Funktionierende Community</text:p>
          </text:list-item>
        </text:list>
        <text:h text:style-name="Heading_20_2" text:outline-level="2"><text:bookmark-start text:name="__RefHeading__1591_370389072"/>Aufgabenstellung<text:bookmark-end text:name="__RefHeading__1591_370389072"/></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 abgesehen von der iPhone App, werden auf dieser Platform angeboten.</text:p>
        <text:h text:style-name="Heading_20_3" text:outline-level="3"><text:soft-page-break/><text:span text:style-name="T6">iPhone</text:span> App zur Erfassung (Nebenziel 1)</text:h>
        <text:p text:style-name="Standard">Um auf dem Feld schnell Beobachtungen erfassen zu können, wird eine iP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1646580454" text:style-name="L4">
          <text:list-item>
            <text:p text:style-name="P30">Für alle anderen</text:p>
          </text:list-item>
          <text:list-item>
            <text:p text:style-name="P30">Nur für ausgewählte Personen</text:p>
          </text:list-item>
        </text:list>
        <text:p text:style-name="Standard">Der Benutzer kann seine Beobachtungen nur für sich erfassen oder er kann sie mit anderen teilen. Beim Teilen dieser Beobachtungen werden sensible Arten berücksichtigt, sodass nicht exakt bekannt gegeben wird, wo die<office:annotation><dc:creator>Reto Schneider</dc:creator><dc:date>2012-06-20T09:45:31</dc:date><text:p text:style-name="P34"><text:span text:style-name="T7">Woher sollen wir die Daten haben? Ist das wirklich ein Mussziel?</text:span></text:p></office:annotation><office:annotation><dc:creator>zivi </dc:creator><dc:date>2012-06-21T08:20:01</dc:date><text:p text:style-name="P34"><text:span text:style-name="T8">Reply to Reto Schneider (06/20/2012, 09:45): "..."</text:span></text:p><text:p><text:span text:style-name="T9">Die Datenzenter führen Listen von sensiblen Arten. Wir werden diese bekommen. Für Albi und die Datenzentren ist das ein grosses Anliegen. Wir können aber in einem ersten Schritt diese Daten einfach gar nicht teilen und privat für den Erfasser halten. </text:span></text:p></office:annotation>se Beobachtungen gemacht wurden.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sowie der Nutzer gespiesen.</text:p>
        <text:h text:style-name="Heading_20_3" text:outline-level="3">Beobachtungen an Datenzentren weitergeben (Nebenziel 1)</text:h>
        <text:p text:style-name="P15">Der Erfasser von Beobachtungen soll die Möglichkeit haben, seine Daten direkt an die Datenzenter zu verschicken.</text:p>
        <text:h text:style-name="Heading_20_3" text:outline-level="3">Artenbestimmung über Community (Nebenziel 2)</text:h>
        <text:p text:style-name="P15">Laien sollen die Möglichkeit haben, Beobachtungen zu fotografieren und die Art über die Community bestimmen zu lassen.</text:p>
        <text:h text:style-name="Heading_20_3" text:outline-level="3">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column table:style-name="Rollen.F"/>
          <table:table-header-rows>
            <table:table-row table:style-name="Rollen.1">
              <table:table-cell table:style-name="Rollen.A1" office:value-type="float" office:value="0">
                <text:p text:style-name="P19">Rolle</text:p>
              </table:table-cell>
              <table:table-cell table:style-name="Rollen.B1" office:value-type="float" office:value="0">
                <text:p text:style-name="P16">Auftraggeber<text:line-break/>Albert von Felten</text:p>
              </table:table-cell>
              <table:table-cell table:style-name="Rollen.B1" office:value-type="float" office:value="0">
                <text:p text:style-name="P16">Projektleiter</text:p>
              </table:table-cell>
              <table:table-cell table:style-name="Rollen.B1" office:value-type="float" office:value="0">
                <text:p text:style-name="P16">Technischer Leiter</text:p>
              </table:table-cell>
              <table:table-cell table:style-name="Rollen.B1" office:value-type="float" office:value="0">
                <text:p text:style-name="P16">Zivis</text:p>
              </table:table-cell>
              <table:table-cell table:style-name="Rollen.F1" office:value-type="float" office:value="0">
                <text:p text:style-name="P16">Datenzenter</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1">X</text:p>
            </table:table-cell>
            <table:table-cell table:style-name="Rollen.C2">
              <text:p text:style-name="P11"/>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Aufnahme von Anforderungen</text:p>
            </table:table-cell>
            <table:table-cell table:style-name="Rollen.B3" office:value-type="string">
              <text:p text:style-name="P11">X</text:p>
            </table:table-cell>
            <table:table-cell table:style-name="Rollen.C3"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Priorisierung</text:p>
            </table:table-cell>
            <table:table-cell table:style-name="Rollen.B4" office:value-type="string">
              <text:p text:style-name="P11">X</text:p>
            </table:table-cell>
            <table:table-cell table:style-name="Rollen.C4"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Überprüfen des Fortschritts</text:p>
            </table:table-cell>
            <table:table-cell table:style-name="Rollen.C2">
              <text:p text:style-name="P11"/>
            </table:table-cell>
            <table:table-cell table:style-name="Rollen.C5"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Wartung der Server-Infrastruktur</text:p>
            </table:table-cell>
            <table:table-cell table:style-name="Rollen.C2">
              <text:p text:style-name="P11"/>
            </table:table-cell>
            <table:table-cell table:style-name="Rollen.C6" office:value-type="string">
              <text:p text:style-name="P11"/>
            </table:table-cell>
            <table:table-cell table:style-name="Rollen.D6" office:value-type="string">
              <text:p text:style-name="P11">X</text:p>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Verantwortlich für konsistentes Software-Design und technische Entscheide sowie deren Durchsetzung</text:p>
            </table:table-cell>
            <table:table-cell table:style-name="Rollen.C2">
              <text:p text:style-name="P11"/>
            </table:table-cell>
            <table:table-cell table:style-name="Rollen.C7" office:value-type="string">
              <text:p text:style-name="P11"/>
            </table:table-cell>
            <table:table-cell table:style-name="Rollen.D7" office:value-type="string">
              <text:p text:style-name="P11">X</text:p>
            </table:table-cell>
            <table:table-cell table:style-name="Rollen.E7" office:value-type="string">
              <text:p text:style-name="P11"/>
            </table:table-cell>
            <table:table-cell table:style-name="Rollen.F7" office:value-type="string">
              <text:p text:style-name="P11"/>
            </table:table-cell>
          </table:table-row>
          <table:table-row>
            <table:table-cell table:style-name="Rollen.A2" office:value-type="float" office:value="0">
              <text:p text:style-name="Table_20_Contents">Umsetzung von Features / Beheben von Bugs</text:p>
            </table:table-cell>
            <table:table-cell table:style-name="Rollen.C2">
              <text:p text:style-name="P11"/>
            </table:table-cell>
            <table:table-cell table:style-name="Rollen.C8" office:value-type="string">
              <text:p text:style-name="P11"/>
            </table:table-cell>
            <table:table-cell table:style-name="Rollen.D8" office:value-type="string">
              <text:p text:style-name="P11">X</text:p>
            </table:table-cell>
            <table:table-cell table:style-name="Rollen.E8" office:value-type="string">
              <text:p text:style-name="P11">X</text:p>
            </table:table-cell>
            <table:table-cell table:style-name="Rollen.F8" office:value-type="string">
              <text:p text:style-name="P11"/>
            </table:table-cell>
          </table:table-row>
          <table:table-row>
            <table:table-cell table:style-name="Rollen.A2" office:value-type="float" office:value="0">
              <text:p text:style-name="Table_20_Contents">Testing</text:p>
            </table:table-cell>
            <table:table-cell table:style-name="Rollen.C2">
              <text:p text:style-name="P11"/>
            </table:table-cell>
            <table:table-cell table:style-name="Rollen.C9" office:value-type="string">
              <text:p text:style-name="P11">X</text:p>
            </table:table-cell>
            <table:table-cell table:style-name="Rollen.D9" office:value-type="string">
              <text:p text:style-name="P11">X</text:p>
            </table:table-cell>
            <table:table-cell table:style-name="Rollen.E9" office:value-type="string">
              <text:p text:style-name="P11">X</text:p>
            </table:table-cell>
            <table:table-cell table:style-name="Rollen.F9" office:value-type="string">
              <text:p text:style-name="P11"/>
            </table:table-cell>
          </table:table-row>
          <table:table-row>
            <table:table-cell table:style-name="Rollen.A2" office:value-type="float" office:value="0">
              <text:p text:style-name="Table_20_Contents">Akzeptanztest</text:p>
            </table:table-cell>
            <table:table-cell table:style-name="Rollen.B10" office:value-type="string">
              <text:p text:style-name="P11">X</text:p>
            </table:table-cell>
            <table:table-cell table:style-name="Rollen.C10" office:value-type="string">
              <text:p text:style-name="P11"/>
            </table:table-cell>
            <table:table-cell table:style-name="Rollen.D10" office:value-type="string">
              <text:p text:style-name="P11"/>
            </table:table-cell>
            <table:table-cell table:style-name="Rollen.E10" office:value-type="string">
              <text:p text:style-name="P11"/>
            </table:table-cell>
            <table:table-cell table:style-name="Rollen.F10" office:value-type="string">
              <text:p text:style-name="P11"/>
            </table:table-cell>
          </table:table-row>
          <table:table-row>
            <table:table-cell table:style-name="Rollen.A2" office:value-type="float" office:value="0">
              <text:p text:style-name="Table_20_Contents">Kundensupport</text:p>
            </table:table-cell>
            <table:table-cell table:style-name="Rollen.B11" office:value-type="string">
              <text:p text:style-name="P11">X</text:p>
            </table:table-cell>
            <table:table-cell table:style-name="Rollen.C11" office:value-type="string">
              <text:p text:style-name="P11"/>
            </table:table-cell>
            <table:table-cell table:style-name="Rollen.D11" office:value-type="string">
              <text:p text:style-name="P11"/>
            </table:table-cell>
            <table:table-cell table:style-name="Rollen.E11" office:value-type="string">
              <text:p text:style-name="P11"/>
            </table:table-cell>
            <table:table-cell table:style-name="Rollen.F11" office:value-type="string">
              <text:p text:style-name="P11"/>
            </table:table-cell>
          </table:table-row>
          <table:table-row>
            <table:table-cell table:style-name="Rollen.A2" office:value-type="float" office:value="0">
              <text:p text:style-name="Table_20_Contents">Verantwortlich für eine aktuelle Datenbank der Arten</text:p>
            </table:table-cell>
            <table:table-cell table:style-name="Rollen.B12" office:value-type="string">
              <text:p text:style-name="P11">X</text:p>
            </table:table-cell>
            <table:table-cell table:style-name="Rollen.C12" office:value-type="string">
              <text:p text:style-name="P11"/>
            </table:table-cell>
            <table:table-cell table:style-name="Rollen.D12" office:value-type="string">
              <text:p text:style-name="P11"/>
            </table:table-cell>
            <table:table-cell table:style-name="Rollen.E12" office:value-type="string">
              <text:p text:style-name="P11"/>
            </table:table-cell>
            <table:table-cell table:style-name="Rollen.F12" office:value-type="string">
              <text:p text:style-name="P11">X</text:p>
            </table:table-cell>
          </table:table-row>
        </table:table>
        <text:p text:style-name="Standard"><office:annotation><dc:creator>Reto Schneider</dc:creator><dc:date>2012-06-20T10:09:10</dc:date><text:p text:style-name="P34"><text:span text:style-name="T7">Externe Partner ebenfalls aufführen?</text:span></text:p></office:annotation><office:annotation><dc:creator>zivi </dc:creator><dc:date>2012-06-21T08:27:08</dc:date><text:p text:style-name="P34"><text:span text:style-name="T8">Reply to Reto Schneider (06/20/2012, 10:09): "..."</text:span></text:p><text:p><text:span text:style-name="T9">Habe noch die Datenzenter aufgelistet und Albi und die Datenzenter für eine aktuelle Datenbank verantwortlich gemacht.</text:span></text:p></office:annotation></text:p>
        <text:h text:style-name="Heading_20_2" text:outline-level="2"><text:bookmark-start text:name="__RefHeading__1593_370389072"/><text:soft-page-break/>Rahmenbedingungen, kritische Erfolgsfaktoren<text:bookmark-end text:name="__RefHeading__1593_370389072"/></text:h>
        <text:list xml:id="list1466462774" text:style-name="L5">
          <text:list-item>
            <text:p text:style-name="P25">Über die Fauna und Flora müssen <text:span text:style-name="T4">geeignete Daten</text:span> vorliegen</text:p>
          </text:list-item>
          <text:list-item>
            <text:p text:style-name="P25">Die Zivis werden alle paar Monate wechseln. Daher ist unbedingt ein <text:span text:style-name="T4">Projektleiter erforderlich</text:span>, der das Ziel vor Augen hält. Nicht weniger notwendig ist ein <text:span text:style-name="T4">technischer Leiter</text:span>, der die Software-Architektur zusammenhällt und die neuen Zivis instruieren kann.</text:p>
          </text:list-item>
          <text:list-item>
            <text:p text:style-name="P25">Sobald ein Marktplayer da ist, der das gleiche Ziel als Software-Haus verfolgt, müsste das Zivi-Konzept überdacht werden.</text:p>
          </text:list-item>
          <text:list-item>
            <text:p text:style-name="P25">Sobald die Platform online ist, können Fragen und Anregungen von echten Kunden kommen. Die müssen seriös bearbeitet werden.</text:p>
          </text:list-item>
        </text:list>
        <text:h text:style-name="Heading_20_2" text:outline-level="2"><text:bookmark-start text:name="__RefHeading__1595_370389072"/>Ressourcen<text:bookmark-end text:name="__RefHeading__1595_370389072"/></text:h>
        <text:list xml:id="list1273595922" text:style-name="L6">
          <text:list-item>
            <text:p text:style-name="P26">Ein Server und einen Administrator ist zwingend notwendig.</text:p>
          </text:list-item>
          <text:list-item>
            <text:p text:style-name="P26">Gute Kontakte mit den Datenzentren sind sehr von Vorteil, da sich der Datenaustausch damit wesentlich einfacher gestalten lässt.</text:p>
          </text:list-item>
        </text:list>
        <text:h text:style-name="Heading_20_2" text:outline-level="2"><text:bookmark-start text:name="__RefHeading__1597_370389072"/>Budget<text:bookmark-end text:name="__RefHeading__1597_370389072"/></text:h>
        <text:p text:style-name="Standard">Warum ein Budget? Die Anleitung zu dieser Vorlage sagt darüber folgendes:</text:p>
        <text:p text:style-name="Ausfüllen">Das Budget <text:span text:style-name="T3">muss</text:span> definiert sein, wenn das Projekt einer Zustimmung bedarf. Es <text:span text:style-name="T3">muss</text:span> definiert sein, wenn Sie ganz allein am Projekt arbeiten. Es <text:span text:style-name="T3">muss</text:span> selbst dann definiert sein, wenn Sie wissen, dass die reine Nennung der Zahlen schon eine Genehmigung unwahrscheinlich macht. Und die Zahl muss so <text:span text:style-name="T3">realistisch</text:span> sein, dass Abweichungen im Nachhinein nicht als „Pfusch“ dargestellt werden können.</text:p>
        <text:h text:style-name="Heading_20_3" text:outline-level="3">Ausgaben bis Ende 2013 (1.5 Jahre)</text:h>
        <text:p text:style-name="Standard">Die folgende Ausgaben basieren auf reinen Schätzungen.</text:p>
        <table:table table:name="Ausgaben" table:style-name="Ausgaben">
          <table:table-column table:style-name="Ausgaben.A"/>
          <table:table-column table:style-name="Ausgaben.B"/>
          <table:table-row table:style-name="Ausgaben.1">
            <table:table-cell table:style-name="Ausgaben.A1" office:value-type="float" office:value="0">
              <text:p text:style-name="P17">Position</text:p>
            </table:table-cell>
            <table:table-cell table:style-name="Ausgaben.B1" office:value-type="float" office:value="0">
              <text:p text:style-name="P18">CHF</text:p>
            </table:table-cell>
          </table:table-row>
          <table:table-row>
            <table:table-cell table:style-name="Ausgaben.A2" office:value-type="float" office:value="0">
              <text:p text:style-name="Table_20_Contents">Zivis<text:line-break/>Durchschnittlich 2 Zivis à je 30 CHF pro Tag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2'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kann es sein, dass für die Weiterentwicklung der App eine finanzielle Unterstützung angeboten wird. Ich würde mal mit einem vierstelligen Betrag rechnen.</text:p>
        <text:h text:style-name="Heading_20_3" text:outline-level="3">Rentabilitätsbetrachtung</text:h>
        <text:p text:style-name="Standard">Es ist sehr schwer zu sagen, ob dieses Projekt je „Geld“ abwerfen wird. Es ist aber auch nicht das primäre Ziel, zumal das Projekt von einem gemeinnützigen Verein getragen wird.</text:p>
        <text:p text:style-name="Standard"><text:soft-page-break/>Als Einnahmequellen stehen die folgenden Optionen offen:</text:p>
        <text:list xml:id="list1104394958" text:style-name="L7">
          <text:list-item>
            <text:p text:style-name="P27">Unterstützung durch die Eidgenössischen Datenzentren.<text:line-break/>Sie können gezielte Entwicklungen mitfinanzieren, wenn diese im Sinne der Datenzentren sind.</text:p>
          </text:list-item>
          <text:list-item>
            <text:p text:style-name="P27">Google AdSense: Werbung von Google auf naturvielfalt.ch</text:p>
          </text:list-item>
          <text:list-item>
            <text:p text:style-name="P27">Kostenpflichtige iPhone App</text:p>
          </text:list-item>
          <text:list-item>
            <text:p text:style-name="P27">Donation-Button auf der Website oder im <text:span text:style-name="T5">iPhone</text:span> App</text:p>
          </text:list-item>
          <text:list-item>
            <text:p text:style-name="P27">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text:bookmark-start text:name="__RefHeading__1599_370389072"/>Übersicht der Meilensteine<text:bookmark-end text:name="__RefHeading__1599_370389072"/></text:h>
        <table:table table:name="Tabelle4" table:style-name="Tabelle4">
          <table:table-column table:style-name="Tabelle4.A"/>
          <table:table-column table:style-name="Tabelle4.B"/>
          <table:table-row table:style-name="Tabelle4.1">
            <table:table-cell table:style-name="Tabelle4.A1" office:value-type="string">
              <text:p text:style-name="P3">Projekt(neu)start</text:p>
            </table:table-cell>
            <table:table-cell table:style-name="Tabelle4.B1" office:value-type="string">
              <text:p text:style-name="P4">25.06.2012</text:p>
            </table:table-cell>
          </table:table-row>
          <table:table-row table:style-name="Tabelle4.1">
            <table:table-cell table:style-name="Tabelle4.A1" office:value-type="string">
              <text:p text:style-name="Table_20_Contents">Go-Live der Website und der <text:span text:style-name="T5">iPhone</text:span> App</text:p>
            </table:table-cell>
            <table:table-cell table:style-name="Tabelle4.B1" office:value-type="string">
              <text:p text:style-name="P11">16.07.2012</text:p>
            </table:table-cell>
          </table:table-row>
          <table:table-row table:style-name="Tabelle4.1">
            <table:table-cell table:style-name="Tabelle4.A1" office:value-type="string">
              <text:p text:style-name="Table_20_Contents">CRSF-Anbindung</text:p>
            </table:table-cell>
            <table:table-cell table:style-name="Tabelle4.B1" office:value-type="string">
              <text:p text:style-name="P11">31.12.2012</text:p>
            </table:table-cell>
          </table:table-row>
          <table:table-row table:style-name="Tabelle4.1">
            <table:table-cell table:style-name="Tabelle4.A1" office:value-type="string">
              <text:p text:style-name="Table_20_Contents">Beobachtungen teilen</text:p>
            </table:table-cell>
            <table:table-cell table:style-name="Tabelle4.B1" office:value-type="string">
              <text:p text:style-name="P11">31.08.2012</text:p>
            </table:table-cell>
          </table:table-row>
          <table:table-row table:style-name="Tabelle4.1">
            <table:table-cell table:style-name="Tabelle4.A1" office:value-type="string">
              <text:p text:style-name="Table_20_Contents">Arteninfodatenbank (Infothek)</text:p>
            </table:table-cell>
            <table:table-cell table:style-name="Tabelle4.B1" office:value-type="string">
              <text:p text:style-name="P11">30.08.2012</text:p>
            </table:table-cell>
          </table:table-row>
          <table:table-row table:style-name="Tabelle4.1">
            <table:table-cell table:style-name="Tabelle4.A1" office:value-type="string">
              <text:p text:style-name="Table_20_Contents">Anbindung weiterer Datenzenter</text:p>
            </table:table-cell>
            <table:table-cell table:style-name="Tabelle4.B1" office:value-type="string">
              <text:p text:style-name="P1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1">31.12.2012</text:p>
            </table:table-cell>
          </table:table-row>
        </table:table>
        <text:p text:style-name="P14"/>
        <text:h text:style-name="Heading_20_4" text:outline-level="4">Milestone Go-Live</text:h>
        <text:p text:style-name="Standard">Das Projekt soll bis mitte Juli 2012 online gehen. Mindestens folgende Funktionalitäten sollen für ein Go-Live erfüllt sein:</text:p>
        <text:list xml:id="list351724438" text:style-name="L8">
          <text:list-item>
            <text:p text:style-name="P28">iPhone App, mit dem schnell und einfach Flora-Organismen erfasst werden können.</text:p>
          </text:list-item>
          <text:list-item>
            <text:p text:style-name="P28">Eine Internetplatform, die über das Projekt informiert und die aktuell verfügbaren Features dokumentiert.<office:annotation><dc:creator>Reto Schneider</dc:creator><dc:date>2012-06-20T09:53:27</dc:date><text:p text:style-name="P34"><text:span text:style-name="T7">Wie bitte was? Meinst du das Wiki? Eine FAQ auf der Webseite?</text:span></text:p></office:annotation><office:annotation><dc:creator>zivi </dc:creator><dc:date>2012-06-26T16:12:27</dc:date><text:p text:style-name="P34"><text:span text:style-name="T8">Reply to Reto Schneider (06/20/2012, 09:53): "..."</text:span></text:p><text:p><text:span text:style-name="T9">Ich meine damit nur ein kleines FAQ und eine Website, die sich sehen lässt.</text:span></text:p></office:annotation></text:p>
          </text:list-item>
          <text:list-item>
            <text:p text:style-name="P28">Eine Internetplatform auf der sich die Benutzer anmelden und ihre Einzelbeobachtungen erfassen und betrachten können.</text:p>
          </text:list-item>
        </text:list>
        <text:h text:style-name="Heading_20_4" text:outline-level="4">Milestone CRSF-Anbindung</text:h>
        <text:p text:style-name="Text_20_body">Ende 2012 sollen Einzelbeobachtungen direkt an CRSF übermittelt werden können.</text:p>
        <text:h text:style-name="Heading_20_4" text:outline-level="4">Milestone Beobachtungen teilen</text:h>
        <text:p text:style-name="Text_20_body">Ende März 2013 sollen Beobachtungen unter den Benutzern geteilt werden können. Dabei werden die Datenschutzrichtlinien vom CRSF berücksichtigt.</text:p>
        <text:h text:style-name="Heading_20_4" text:outline-level="4">Milestone Artendatenbank</text:h>
        <text:p text:style-name="Text_20_body">Mitte 2013 soll eine Artendatenbank zur Verfügung stehen, in der die Arten durchsucht werden können.</text:p>
        <text:h text:style-name="Heading_20_4" text:outline-level="4"><text:soft-page-break/>Milestone Anbindung weiterer Datenzenter</text:h>
        <text:p text:style-name="Text_20_body">Die Datenzentren &lt;Hier alle Datenzenter auflisten&gt; sollen kontaktiert werden und mit ihnen über einen Datenaustausch gesprochen werden. Falls möglich sollten die Daten direkt an diese Datenzenter geschickt werden. Im Gegenzug soll eine finanzielle Unterstützung vereinbart werden, damit der automatische Datenaustausch realisiert werden kann.</text:p>
        <text:h text:style-name="Heading_20_4" text:outline-level="4">Milestone Artenbestimmung über Community</text:h>
        <text:p text:style-name="Text_20_body">Mit dem letzten Milestone soll das letzte Teilziel erreicht werden. Benutzer können Beobachtungen erfassen ohne schon genau zu bestimmen, um welche Art es sich handelt. Mit einer „Wer weiss es?“-Funktion können erfahrenere Benutzer ihre Stimme abgeben. Anhand der Stimmen für diesen oder den anderen Organismus kann der Benutzer dann seine Bestimmung definitiv vornehmen.<office:annotation><dc:creator>Reto Schneider</dc:creator><dc:date>2012-06-20T09:54:31</dc:date><text:p text:style-name="P34"><text:span text:style-name="T7">Hier fehlt noch Text.</text:span></text:p></office:annotation><office:annotation><dc:creator>zivi </dc:creator><dc:date>2012-06-26T16:15:20</dc:date><text:p text:style-name="P34"><text:span text:style-name="T8">Reply to Reto Schneider (06/20/2012, 09:54): "..."</text:span></text:p><text:p><text:span text:style-name="T9">Stimmt :-)</text:span></text:p></office:annotation></text:p>
        <text:h text:style-name="Heading_20_2" text:outline-level="2"><text:bookmark-start text:name="__RefHeading__1601_370389072"/>Bemerkungen<text:bookmark-end text:name="__RefHeading__1601_370389072"/></text:h>
        <text:p text:style-name="Standard">Aktuell noch keine vorhanden.</text:p>
        <text:h text:style-name="Heading_20_2" text:outline-level="2"><text:bookmark-start text:name="__RefHeading__1603_370389072"/>Freigabe / Projektentscheid <text:bookmark-end text:name="__RefHeading__1603_370389072"/></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5">Datum:</text:p>
            </table:table-cell>
            <table:table-cell table:style-name="Tabelle5.B1" office:value-type="string">
              <text:p text:style-name="P7"/>
            </table:table-cell>
          </table:table-row>
          <table:table-row table:style-name="Tabelle5.1">
            <table:table-cell table:style-name="Tabelle5.A1" office:value-type="string">
              <text:p text:style-name="P5">Unterschrift Auftraggeber:</text:p>
            </table:table-cell>
            <table:table-cell table:style-name="Tabelle5.B1" office:value-type="string">
              <text:p text:style-name="P7"/>
            </table:table-cell>
          </table:table-row>
          <table:table-row table:style-name="Tabelle5.1">
            <table:table-cell table:style-name="Tabelle5.A1" office:value-type="string">
              <text:p text:style-name="P5">Unterschrift Projektleiter: </text:p>
            </table:table-cell>
            <table:table-cell table:style-name="Tabelle5.B1" office:value-type="string">
              <text:p text:style-name="P7"/>
            </table:table-cell>
          </table:table-row>
          <table:table-row table:style-name="Tabelle5.1">
            <table:table-cell table:style-name="Tabelle5.A1" office:value-type="string">
              <text:p text:style-name="P5">&lt;Weitere Unterschriften&gt;:</text:p>
            </table:table-cell>
            <table:table-cell table:style-name="Tabelle5.B1" office:value-type="string">
              <text:p text:style-name="P7"/>
            </table:table-cell>
          </table:table-row>
        </table:table>
        <text:p text:style-name="Standard"/>
        <text:h text:style-name="P31" text:outline-level="1"><text:bookmark-start text:name="__RefHeading__9_1785590523"/><text:bookmark-start text:name="__RefHeading__14_1272517808"/>Anhang / Ressourcen<text:bookmark-end text:name="__RefHeading__9_1785590523"/><text:bookmark-end text:name="__RefHeading__14_1272517808"/></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style:use-window-font-color="true"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1</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1</text:page-number> von <text:page-count style:num-format="1">11</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7-17T11:33:22</dc:date>
    <meta:print-date>2007-09-03T12:43:00</meta:print-date>
    <meta:editing-cycles>215</meta:editing-cycles>
    <meta:editing-duration>P2171DT20H34M8S</meta:editing-duration>
    <meta:generator>LibreOffice/3.5$Linux_X86_64 LibreOffice_project/350m1$Build-2</meta:generator>
    <dc:creator>zivi </dc:creator>
    <meta:document-statistic meta:table-count="7" meta:image-count="0" meta:object-count="0" meta:page-count="11" meta:paragraph-count="286" meta:word-count="2067" meta:character-count="13289" meta:non-whitespace-character-count="13267"/>
    <meta:user-defined meta:name="Info 1"/>
    <meta:user-defined meta:name="Info 2"/>
    <meta:user-defined meta:name="Info 3"/>
    <meta:user-defined meta:name="Info 4"/>
  </office:meta>
</office:document-meta>
</file>